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@#calculator</text:p>
      <text:p text:style-name="Normal">import java.awt.*;</text:p>
      <text:p text:style-name="Normal">import java.awt.event.*;</text:p>
      <text:p text:style-name="Normal">public class Calculator extends Frame implements ActionListener{</text:p>
      <text:p text:style-name="Normal"><text:tab/><text:tab/>// TODO Auto-generated constructor stub</text:p>
      <text:p text:style-name="Normal"><text:tab/><text:tab/>Button b0,b1,b2,b3,b4,b5,b6,b7,b8,b9,ac;</text:p>
      <text:p text:style-name="Normal"><text:tab/><text:tab/>Button add,sub,mul,div,equal;</text:p>
      <text:p text:style-name="Normal"><text:tab/><text:tab/>TextField t;</text:p>
      <text:p text:style-name="Normal"><text:tab/><text:tab/>Calculator(){</text:p>
      <text:p text:style-name="Normal"><text:tab/><text:tab/><text:tab/>this.setLayout(null);</text:p>
      <text:p text:style-name="Normal"><text:tab/><text:tab/><text:tab/>b0 = new Button("0");</text:p>
      <text:p text:style-name="Normal"><text:tab/><text:tab/><text:tab/>b1 = new Button("1");</text:p>
      <text:p text:style-name="Normal"><text:tab/><text:tab/><text:tab/>b2 = new Button("2");</text:p>
      <text:p text:style-name="Normal"><text:tab/><text:tab/><text:tab/>b3 = new Button("3");</text:p>
      <text:p text:style-name="Normal"><text:tab/><text:tab/><text:tab/>b4 = new Button("4");</text:p>
      <text:p text:style-name="Normal"><text:tab/><text:tab/><text:tab/>b5 = new Button("5");</text:p>
      <text:p text:style-name="Normal"><text:tab/><text:tab/><text:tab/>b6 = new Button("6");</text:p>
      <text:p text:style-name="Normal"><text:tab/><text:tab/><text:tab/>b7 = new Button("7");</text:p>
      <text:p text:style-name="Normal"><text:tab/><text:tab/><text:tab/>b8 = new Button("8");</text:p>
      <text:p text:style-name="Normal"><text:tab/><text:tab/><text:tab/>b9 = new Button("9");</text:p>
      <text:p text:style-name="Normal"><text:tab/><text:tab/><text:tab/></text:p>
      <text:p text:style-name="Normal"><text:tab/><text:tab/><text:tab/>ac = new Button("AC");</text:p>
      <text:p text:style-name="Normal"><text:tab/><text:tab/><text:tab/>add = new Button("+");</text:p>
      <text:p text:style-name="Normal"><text:tab/><text:tab/><text:tab/>sub = new Button("-");</text:p>
      <text:p text:style-name="Normal"><text:tab/><text:tab/><text:tab/>mul = new Button("*");</text:p>
      <text:p text:style-name="Normal"><text:tab/><text:tab/><text:tab/>div = new Button("/");</text:p>
      <text:p text:style-name="Normal"><text:tab/><text:tab/><text:tab/>equal = new Button("=");</text:p>
      <text:p text:style-name="Normal"><text:tab/><text:tab/><text:tab/></text:p>
      <text:p text:style-name="Normal"><text:tab/><text:tab/><text:tab/>t = new TextField();</text:p>
      <text:p text:style-name="Normal"><text:tab/><text:tab/><text:tab/>t.setBounds(10, 100, 390, 50);</text:p>
      <text:p text:style-name="Normal"><text:tab/><text:tab/><text:tab/>t.setEditable(false);</text:p>
      <text:p text:style-name="Normal"><text:tab/><text:tab/><text:tab/>t.setBackground(Color.LIGHT_GRAY);</text:p>
      <text:p text:style-name="Normal"><text:tab/><text:tab/><text:tab/>t.setForeground(Color.white);</text:p>
      <text:p text:style-name="Normal"><text:tab/><text:tab/><text:tab/></text:p>
      <text:p text:style-name="Normal"><text:tab/><text:tab/><text:tab/>b0.setBounds(10,300,90,50);</text:p>
      <text:p text:style-name="Normal"><text:tab/><text:tab/><text:tab/>b0.setBackground(Color.DARK_GRAY);</text:p>
      <text:p text:style-name="Normal"><text:tab/><text:tab/><text:tab/>b0.setForeground(Color.WHITE);</text:p>
      <text:p text:style-name="Normal"><text:tab/><text:tab/><text:tab/>b1.setBounds(10, 250, 90, 50);</text:p>
      <text:p text:style-name="Normal"><text:tab/><text:tab/><text:tab/>b1.setBackground(Color.DARK_GRAY);</text:p>
      <text:p text:style-name="Normal"><text:tab/><text:tab/><text:tab/>b1.setForeground(Color.WHITE);</text:p>
      <text:p text:style-name="Normal"><text:tab/><text:tab/><text:tab/>b2.setBounds(100, 250, 100, 50);</text:p>
      <text:p text:style-name="Normal"><text:tab/><text:tab/><text:tab/>b2.setBackground(Color.DARK_GRAY);</text:p>
      <text:p text:style-name="Normal"><text:tab/><text:tab/><text:tab/>b2.setForeground(Color.WHITE);</text:p>
      <text:p text:style-name="Normal"><text:tab/><text:tab/><text:tab/>b3.setBounds(200, 250, 100, 50);</text:p>
      <text:p text:style-name="Normal"><text:tab/><text:tab/><text:tab/>b3.setBackground(Color.DARK_GRAY);</text:p>
      <text:p text:style-name="Normal"><text:tab/><text:tab/><text:tab/>b3.setForeground(Color.WHITE);</text:p>
      <text:p text:style-name="Normal"><text:tab/><text:tab/><text:tab/>b4.setBounds(10, 200, 90, 50);</text:p>
      <text:p text:style-name="Normal"><text:tab/><text:tab/><text:tab/>b4.setBackground(Color.DARK_GRAY);</text:p>
      <text:p text:style-name="Normal"><text:tab/><text:tab/><text:tab/>b4.setForeground(Color.WHITE);</text:p>
      <text:p text:style-name="Normal"><text:tab/><text:tab/><text:tab/>b5.setBounds(100, 200, 100, 50);</text:p>
      <text:p text:style-name="Normal"><text:tab/><text:tab/><text:tab/>b5.setBackground(Color.DARK_GRAY);</text:p>
      <text:p text:style-name="Normal"><text:tab/><text:tab/><text:tab/>b5.setForeground(Color.WHITE);</text:p>
      <text:p text:style-name="Normal"><text:tab/><text:tab/><text:tab/>b6.setBounds(200, 200, 100, 50);</text:p>
      <text:p text:style-name="Normal"><text:tab/><text:tab/><text:tab/>b6.setBackground(Color.DARK_GRAY);</text:p>
      <text:p text:style-name="Normal"><text:tab/><text:tab/><text:tab/>b6.setForeground(Color.WHITE);</text:p>
      <text:p text:style-name="Normal"><text:tab/><text:tab/><text:tab/>b7.setBounds(200, 150, 100, 50);</text:p>
      <text:p text:style-name="Normal"><text:tab/><text:tab/><text:tab/>b7.setBackground(Color.DARK_GRAY);</text:p>
      <text:p text:style-name="Normal"><text:tab/><text:tab/><text:tab/>b7.setForeground(Color.WHITE);</text:p>
      <text:p text:style-name="Normal"><text:tab/><text:tab/><text:tab/>b8.setBounds(100, 150, 100, 50);</text:p>
      <text:p text:style-name="Normal"><text:tab/><text:tab/><text:tab/>b8.setBackground(Color.DARK_GRAY);</text:p>
      <text:p text:style-name="Normal"><text:tab/><text:tab/><text:tab/>b8.setForeground(Color.WHITE);</text:p>
      <text:p text:style-name="Normal"><text:tab/><text:tab/><text:tab/>b9.setBounds(10, 150, 90, 50);</text:p>
      <text:p text:style-name="Normal"><text:tab/><text:tab/><text:tab/>b9.setBackground(Color.DARK_GRAY);</text:p>
      <text:p text:style-name="Normal"><text:tab/><text:tab/><text:tab/>b9.setForeground(Color.WHITE);</text:p>
      <text:p text:style-name="Normal"><text:tab/><text:tab/><text:tab/>ac.setBounds(100,300, 100, 50);</text:p>
      <text:p text:style-name="Normal"><text:tab/><text:tab/><text:tab/>ac.setBackground(Color.GRAY);</text:p>
      <text:p text:style-name="Normal"><text:tab/><text:tab/><text:tab/>ac.setForeground(Color.BLUE);</text:p>
      <text:p text:style-name="Normal"><text:tab/><text:tab/><text:tab/>add.setBounds(300, 300, 100, 50);</text:p>
      <text:p text:style-name="Normal"><text:tab/><text:tab/><text:tab/>add.setBackground(Color.GRAY);</text:p>
      <text:p text:style-name="Normal"><text:tab/><text:tab/><text:tab/>add.setForeground(Color.BLUE);</text:p>
      <text:p text:style-name="Normal"><text:tab/><text:tab/><text:tab/>sub.setBounds(300, 250, 100, 50);</text:p>
      <text:p text:style-name="Normal"><text:tab/><text:tab/><text:tab/>sub.setBackground(Color.GRAY);</text:p>
      <text:p text:style-name="Normal"><text:tab/><text:tab/><text:tab/>sub.setForeground(Color.BLUE);</text:p>
      <text:p text:style-name="Normal"><text:tab/><text:tab/><text:tab/>mul.setBounds(300, 200, 100, 50);</text:p>
      <text:p text:style-name="Normal"><text:tab/><text:tab/><text:tab/>mul.setBackground(Color.GRAY);</text:p>
      <text:p text:style-name="Normal"><text:tab/><text:tab/><text:tab/>mul.setForeground(Color.BLUE);</text:p>
      <text:p text:style-name="Normal"><text:tab/><text:tab/><text:tab/>div.setBounds(300, 150, 100, 50);</text:p>
      <text:p text:style-name="Normal"><text:tab/><text:tab/><text:tab/>div.setBackground(Color.GRAY);</text:p>
      <text:p text:style-name="Normal"><text:tab/><text:tab/><text:tab/>div.setForeground(Color.BLUE);</text:p>
      <text:p text:style-name="Normal"><text:tab/><text:tab/><text:tab/>equal.setBounds(200, 300, 100, 50);</text:p>
      <text:p text:style-name="Normal"><text:tab/><text:tab/><text:tab/>equal.setBackground(Color.GRAY);</text:p>
      <text:p text:style-name="Normal"><text:tab/><text:tab/><text:tab/>equal.setForeground(Color.BLUE);</text:p>
      <text:p text:style-name="Normal"><text:tab/><text:tab/><text:tab/>this.add(t);</text:p>
      <text:p text:style-name="Normal"><text:tab/><text:tab/><text:tab/></text:p>
      <text:p text:style-name="Normal"><text:tab/><text:tab/><text:tab/>this.add(b0);</text:p>
      <text:p text:style-name="Normal"><text:tab/><text:tab/><text:tab/>this.add(b1);</text:p>
      <text:p text:style-name="Normal"><text:tab/><text:tab/><text:tab/>this.add(b2);</text:p>
      <text:p text:style-name="Normal"><text:tab/><text:tab/><text:tab/>this.add(b3);</text:p>
      <text:p text:style-name="Normal"><text:tab/><text:tab/><text:tab/>this.add(b4);</text:p>
      <text:p text:style-name="Normal"><text:tab/><text:tab/><text:tab/>this.add(b5);</text:p>
      <text:p text:style-name="Normal"><text:tab/><text:tab/><text:tab/>this.add(b6);</text:p>
      <text:p text:style-name="Normal"><text:tab/><text:tab/><text:tab/>this.add(b7);</text:p>
      <text:p text:style-name="Normal"><text:tab/><text:tab/><text:tab/>this.add(b8);</text:p>
      <text:p text:style-name="Normal"><text:tab/><text:tab/><text:tab/>this.add(b9);</text:p>
      <text:p text:style-name="Normal"><text:tab/><text:tab/><text:tab/></text:p>
      <text:p text:style-name="Normal"><text:tab/><text:tab/><text:tab/>this.add(ac);</text:p>
      <text:p text:style-name="Normal"><text:tab/><text:tab/><text:tab/>this.add(add);</text:p>
      <text:p text:style-name="Normal"><text:tab/><text:tab/><text:tab/>this.add(sub);</text:p>
      <text:p text:style-name="Normal"><text:tab/><text:tab/><text:tab/>this.add(mul);</text:p>
      <text:p text:style-name="Normal"><text:tab/><text:tab/><text:tab/>this.add(div);</text:p>
      <text:p text:style-name="Normal"><text:tab/><text:tab/><text:tab/>this.add(equal);</text:p>
      <text:p text:style-name="Normal"><text:tab/><text:tab/><text:tab/></text:p>
      <text:p text:style-name="Normal"><text:tab/><text:tab/><text:tab/>t.addActionListener(this);</text:p>
      <text:p text:style-name="Normal"><text:tab/><text:tab/><text:tab/></text:p>
      <text:p text:style-name="Normal"><text:tab/><text:tab/><text:tab/>b0.addActionListener(this);</text:p>
      <text:p text:style-name="Normal"><text:tab/><text:tab/><text:tab/>b1.addActionListener(this);</text:p>
      <text:p text:style-name="Normal"><text:tab/><text:tab/><text:tab/>b2.addActionListener(this);</text:p>
      <text:p text:style-name="Normal"><text:tab/><text:tab/><text:tab/>b3.addActionListener(this);</text:p>
      <text:p text:style-name="Normal"><text:tab/><text:tab/><text:tab/>b4.addActionListener(this);</text:p>
      <text:p text:style-name="Normal"><text:tab/><text:tab/><text:tab/>b5.addActionListener(this);</text:p>
      <text:p text:style-name="Normal"><text:tab/><text:tab/><text:tab/>b6.addActionListener(this);</text:p>
      <text:p text:style-name="Normal"><text:tab/><text:tab/><text:tab/>b7.addActionListener(this);</text:p>
      <text:p text:style-name="Normal"><text:tab/><text:tab/><text:tab/>b8.addActionListener(this);</text:p>
      <text:p text:style-name="Normal"><text:tab/><text:tab/><text:tab/>b9.addActionListener(this);</text:p>
      <text:p text:style-name="Normal"><text:tab/><text:tab/><text:tab/></text:p>
      <text:p text:style-name="Normal"><text:tab/><text:tab/><text:tab/>ac.addActionListener(this);</text:p>
      <text:p text:style-name="Normal"><text:tab/><text:tab/><text:tab/>add.addActionListener(this);</text:p>
      <text:p text:style-name="Normal"><text:tab/><text:tab/><text:tab/>sub.addActionListener(this);</text:p>
      <text:p text:style-name="Normal"><text:tab/><text:tab/><text:tab/>mul.addActionListener(this);</text:p>
      <text:p text:style-name="Normal"><text:tab/><text:tab/><text:tab/>div.addActionListener(this);</text:p>
      <text:p text:style-name="Normal"><text:tab/><text:tab/><text:tab/>equal.addActionListener(this);</text:p>
      <text:p text:style-name="Normal"><text:tab/><text:tab/>}</text:p>
      <text:p text:style-name="Normal"><text:tab/></text:p>
      <text:p text:style-name="Normal"><text:tab/><text:tab/>int x = 0;</text:p>
      <text:p text:style-name="Normal"><text:tab/><text:tab/>int y = 0;</text:p>
      <text:p text:style-name="Normal"><text:tab/><text:tab/>int z = 0;</text:p>
      <text:p text:style-name="Normal"><text:tab/><text:tab/>String op;</text:p>
      <text:p text:style-name="Normal"><text:tab/><text:tab/></text:p>
      <text:p text:style-name="Normal"><text:tab/><text:tab/>public void actionPerformed(ActionEvent ae) {</text:p>
      <text:p text:style-name="Normal"><text:tab/><text:tab/><text:tab/>String str = ae.getActionCommand();</text:p>
      <text:p text:style-name="Normal"><text:tab/><text:tab/><text:tab/>try {</text:p>
      <text:p text:style-name="Normal"><text:tab/><text:tab/><text:tab/>System.out.println("Button pressed: " + str);</text:p>
      <text:p text:style-name="Normal"><text:tab/><text:tab/><text:tab/>if(str.equals("0"))<text:s/></text:p>
      <text:p text:style-name="Normal"><text:tab/><text:tab/><text:tab/><text:tab/>t.setText(t.getText() + "0");</text:p>
      <text:p text:style-name="Normal"><text:tab/><text:tab/><text:tab/>else if(str.equals("1"))<text:s/></text:p>
      <text:p text:style-name="Normal"><text:tab/><text:tab/><text:tab/><text:tab/>t.setText(t.getText() + "1");</text:p>
      <text:p text:style-name="Normal"><text:tab/><text:tab/><text:tab/>else if(str.equals("2"))</text:p>
      <text:p text:style-name="Normal"><text:tab/><text:tab/><text:tab/><text:tab/>t.setText(t.getText() + "2");</text:p>
      <text:p text:style-name="Normal"><text:tab/><text:tab/><text:tab/>else if(str.equals("3"))</text:p>
      <text:p text:style-name="Normal"><text:tab/><text:tab/><text:tab/><text:tab/>t.setText(t.getText() + "3");</text:p>
      <text:p text:style-name="Normal"><text:tab/><text:tab/><text:tab/>else if(str.equals("4"))</text:p>
      <text:p text:style-name="Normal"><text:tab/><text:tab/><text:tab/><text:tab/>t.setText(t.getText() + "4");</text:p>
      <text:p text:style-name="Normal"><text:tab/><text:tab/><text:tab/>else if(str.equals("5"))</text:p>
      <text:p text:style-name="Normal"><text:tab/><text:tab/><text:tab/><text:tab/>t.setText(t.getText() + "5");</text:p>
      <text:p text:style-name="Normal"><text:tab/><text:tab/><text:tab/>else if(str.equals("6"))</text:p>
      <text:p text:style-name="Normal"><text:tab/><text:tab/><text:tab/><text:tab/>t.setText(t.getText() + "6");</text:p>
      <text:p text:style-name="Normal"><text:tab/><text:tab/><text:tab/>else if(str.equals("7"))</text:p>
      <text:p text:style-name="Normal"><text:tab/><text:tab/><text:tab/><text:tab/>t.setText(t.getText() + "7");</text:p>
      <text:p text:style-name="Normal"><text:tab/><text:tab/><text:tab/>else if(str.equals("8"))</text:p>
      <text:p text:style-name="Normal"><text:tab/><text:tab/><text:tab/><text:tab/>t.setText(t.getText() + "8");</text:p>
      <text:p text:style-name="Normal"><text:tab/><text:tab/><text:tab/>else if(str.equals("9"))</text:p>
      <text:p text:style-name="Normal"><text:tab/><text:tab/><text:tab/><text:tab/>t.setText(t.getText() + "9");</text:p>
      <text:p text:style-name="Normal"><text:tab/><text:tab/><text:tab/></text:p>
      <text:p text:style-name="Normal"><text:tab/><text:tab/><text:tab/>else if(str.equals("+")){</text:p>
      <text:p text:style-name="Normal"><text:tab/><text:tab/><text:tab/><text:tab/>x = Integer.parseInt(t.getText());</text:p>
      <text:p text:style-name="Normal"><text:tab/><text:tab/><text:tab/><text:tab/>op = "+";</text:p>
      <text:p text:style-name="Normal"><text:tab/><text:tab/><text:tab/><text:tab/>t.setText(" ");</text:p>
      <text:p text:style-name="Normal"><text:tab/><text:tab/><text:tab/><text:tab/>str = t.getText();</text:p>
      <text:p text:style-name="Normal"><text:tab/><text:tab/><text:tab/><text:tab/>str = str.trim();</text:p>
      <text:p text:style-name="Normal"><text:tab/><text:tab/><text:tab/><text:tab/>t.setText(str);</text:p>
      <text:p text:style-name="Normal"><text:tab/><text:tab/><text:tab/>}</text:p>
      <text:p text:style-name="Normal"><text:tab/><text:tab/><text:tab/>else if(str.equals("-")) {</text:p>
      <text:p text:style-name="Normal"><text:tab/><text:tab/><text:tab/><text:tab/>x = Integer.parseInt(t.getText());</text:p>
      <text:p text:style-name="Normal"><text:tab/><text:tab/><text:tab/><text:tab/>op = "-";</text:p>
      <text:p text:style-name="Normal"><text:tab/><text:tab/><text:tab/><text:tab/>t.setText(" ");</text:p>
      <text:p text:style-name="Normal"><text:tab/><text:tab/><text:tab/><text:tab/>str = t.getText();</text:p>
      <text:p text:style-name="Normal"><text:tab/><text:tab/><text:tab/><text:tab/>str = str.trim();</text:p>
      <text:p text:style-name="Normal"><text:tab/><text:tab/><text:tab/><text:tab/>t.setText(str);</text:p>
      <text:p text:style-name="Normal"><text:tab/><text:tab/><text:tab/>}</text:p>
      <text:p text:style-name="Normal"><text:tab/><text:tab/><text:tab/>else if(str.equals("*") ){</text:p>
      <text:p text:style-name="Normal"><text:tab/><text:tab/><text:tab/><text:tab/>x = Integer.parseInt(t.getText());</text:p>
      <text:p text:style-name="Normal"><text:tab/><text:tab/><text:tab/><text:tab/>op = "*";</text:p>
      <text:p text:style-name="Normal"><text:tab/><text:tab/><text:tab/><text:tab/>t.setText(" ");</text:p>
      <text:p text:style-name="Normal"><text:tab/><text:tab/><text:tab/><text:tab/>str = t.getText();</text:p>
      <text:p text:style-name="Normal"><text:tab/><text:tab/><text:tab/><text:tab/>str = str.trim();</text:p>
      <text:p text:style-name="Normal"><text:tab/><text:tab/><text:tab/><text:tab/>t.setText(str);</text:p>
      <text:p text:style-name="Normal"><text:tab/><text:tab/><text:tab/>}</text:p>
      <text:p text:style-name="Normal"><text:tab/><text:tab/><text:tab/>else if(str.equals("/")) {</text:p>
      <text:p text:style-name="Normal"><text:tab/><text:tab/><text:tab/><text:tab/>x = Integer.parseInt(t.getText());</text:p>
      <text:p text:style-name="Normal"><text:tab/><text:tab/><text:tab/><text:tab/>op = "/";</text:p>
      <text:p text:style-name="Normal"><text:tab/><text:tab/><text:tab/><text:tab/>t.setText(" ");</text:p>
      <text:p text:style-name="Normal"><text:tab/><text:tab/><text:tab/><text:tab/>str = t.getText();</text:p>
      <text:p text:style-name="Normal"><text:tab/><text:tab/><text:tab/><text:tab/>str = str.trim();</text:p>
      <text:p text:style-name="Normal"><text:tab/><text:tab/><text:tab/><text:tab/>t.setText(str);</text:p>
      <text:p text:style-name="Normal"><text:tab/><text:tab/><text:tab/>}</text:p>
      <text:p text:style-name="Normal"><text:tab/><text:tab/><text:tab/>else if(str.equals("=")) {</text:p>
      <text:p text:style-name="Normal"><text:tab/><text:tab/><text:tab/><text:tab/>y = Integer.parseInt(t.getText());</text:p>
      <text:p text:style-name="Normal"><text:tab/><text:tab/><text:tab/><text:tab/>t.setText(" ");</text:p>
      <text:p text:style-name="Normal"><text:tab/><text:tab/><text:tab/><text:tab/>calc(x,y,op);</text:p>
      <text:p text:style-name="Normal"><text:tab/><text:tab/><text:tab/><text:tab/>t.setText(String.valueOf(z));</text:p>
      <text:p text:style-name="Normal"><text:tab/><text:tab/><text:tab/>}</text:p>
      <text:p text:style-name="Normal"><text:tab/><text:tab/><text:tab/>else if(str.equals("AC")) {</text:p>
      <text:p text:style-name="Normal"><text:tab/><text:tab/><text:tab/><text:tab/>t.setText(" ");</text:p>
      <text:p text:style-name="Normal"><text:tab/><text:tab/><text:tab/><text:tab/>str = t.getText();</text:p>
      <text:p text:style-name="Normal"><text:tab/><text:tab/><text:tab/><text:tab/>str = str.trim();</text:p>
      <text:p text:style-name="Normal"><text:tab/><text:tab/><text:tab/><text:tab/>t.setText(str);</text:p>
      <text:p text:style-name="Normal"><text:tab/><text:tab/><text:tab/>}</text:p>
      <text:p text:style-name="Normal"><text:tab/><text:tab/><text:tab/>}</text:p>
      <text:p text:style-name="Normal"><text:tab/><text:tab/>catch(ArithmeticException ae1){</text:p>
      <text:p text:style-name="Normal"><text:tab/><text:tab/><text:tab/>System.out.print("Division by zero not possible");</text:p>
      <text:p text:style-name="Normal"><text:tab/><text:tab/><text:tab/>t.setText("Invalid");</text:p>
      <text:p text:style-name="Normal"><text:tab/><text:tab/><text:tab/>}</text:p>
      <text:p text:style-name="Normal"><text:tab/><text:tab/>catch(NumberFormatException ne){</text:p>
      <text:p text:style-name="Normal"><text:tab/><text:tab/><text:tab/><text:tab/>System.out.print("Invalid input");</text:p>
      <text:p text:style-name="Normal"><text:tab/><text:tab/><text:tab/><text:tab/>t.setText("Invalid input");</text:p>
      <text:p text:style-name="Normal"><text:tab/><text:tab/><text:tab/>}</text:p>
      <text:p text:style-name="Normal"><text:tab/><text:tab/>}</text:p>
      <text:p text:style-name="Normal"><text:tab/><text:tab/><text:tab/>public int calc(int x,int y, String op) {</text:p>
      <text:p text:style-name="Normal"><text:tab/><text:tab/><text:tab/><text:tab/>switch(op) {</text:p>
      <text:p text:style-name="Normal"><text:tab/><text:tab/><text:tab/><text:tab/>case "+" : <text:s/>z = x+y;</text:p>
      <text:p text:style-name="Normal"><text:tab/><text:tab/><text:tab/><text:tab/>break;</text:p>
      <text:p text:style-name="Normal"><text:tab/><text:tab/><text:tab/><text:tab/>case "-" : <text:s/>z = x-y;</text:p>
      <text:p text:style-name="Normal"><text:tab/><text:tab/><text:tab/><text:tab/>break;</text:p>
      <text:p text:style-name="Normal"><text:tab/><text:tab/><text:tab/><text:tab/>case "*" : <text:s/>z = x*y;</text:p>
      <text:p text:style-name="Normal"><text:tab/><text:tab/><text:tab/><text:tab/>break;</text:p>
      <text:p text:style-name="Normal"><text:tab/><text:tab/><text:tab/><text:tab/>case "/" : <text:s/>z = x/y;</text:p>
      <text:p text:style-name="Normal"><text:tab/><text:tab/><text:tab/><text:tab/>break;</text:p>
      <text:p text:style-name="Normal"><text:tab/><text:tab/><text:tab/><text:tab/>}</text:p>
      <text:p text:style-name="Normal"><text:tab/><text:tab/><text:tab/><text:tab/>return z;</text:p>
      <text:p text:style-name="Normal"><text:tab/><text:tab/><text:tab/>}</text:p>
      <text:p text:style-name="Normal"><text:tab/><text:tab/></text:p>
      <text:p text:style-name="Normal"><text:tab/><text:tab/></text:p>
      <text:p text:style-name="Normal">public static void main(String args[]) {</text:p>
      <text:p text:style-name="Normal"><text:tab/>Calculator c = new Calculator();</text:p>
      <text:p text:style-name="Normal"><text:tab/>c.setTitle("Calculator");</text:p>
      <text:p text:style-name="Normal"><text:tab/>c.setSize(400, 400);</text:p>
      <text:p text:style-name="Normal"><text:tab/>c.setVisible(true);</text:p>
      <text:p text:style-name="Normal"><text:tab/>c.addWindowListener(new WindowAdapter(){</text:p>
      <text:p text:style-name="Normal"><text:tab/><text:tab/>public void windowClosing(WindowEvent we) {</text:p>
      <text:p text:style-name="Normal"><text:tab/><text:tab/><text:tab/>System.exit(0);</text:p>
      <text:p text:style-name="Normal"><text:tab/><text:tab/>}</text:p>
      <text:p text:style-name="Normal"><text:tab/>});</text:p>
      <text:p text:style-name="Normal">}</text:p>
      <text:p text:style-name="Normal"/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dandi chandra mohan</meta:initial-creator>
    <dc:creator>Addandi chandra mohan</dc:creator>
    <meta:creation-date>2023-08-06T14:48:00Z</meta:creation-date>
    <dc:date>2023-08-06T14:49:00Z</dc:date>
    <meta:template xlink:href="Normal" xlink:type="simple"/>
    <meta:editing-cycles>2</meta:editing-cycles>
    <meta:editing-duration>PT60S</meta:editing-duration>
    <meta:document-statistic meta:page-count="1" meta:paragraph-count="11" meta:word-count="887" meta:character-count="5933" meta:row-count="42" meta:non-whitespace-character-count="5057"/>
  </office:meta>
</office:document-meta>
</file>